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bsolu" table:style-name="ta1">
        <table:shapes>
          <draw:frame draw:z-index="0" draw:style-name="gr1" draw:text-style-name="P1" svg:width="50.001cm" svg:height="21.23cm" svg:x="0cm" svg:y="0cm">
            <draw:object draw:notify-on-update-of-ranges="Absolu.A2:Absolu.A20 Absolu.B1:Absolu.B1 Absolu.B2:Absolu.B20 Absolu.C1:Absolu.C1 Absolu.C2:Absolu.C20 Absolu.D1:Absolu.D1 Absolu.D2:Absolu.D20 Absolu.E1:Absolu.E1 Absolu.E2:Absolu.E20 Absolu.F1:Absolu.F1 Absolu.F2:Absolu.F20 Absolu.G1:Absolu.G1 Absolu.G2:Absolu.G20 Absolu.H1:Absolu.H1 Absolu.H2:Absolu.H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paternal-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republican</text:p>
          </table:table-cell>
          <table:table-cell office:value-type="string" calcext:value-type="string">
            <text:p>liberalism</text:p>
          </table:table-cell>
          <table:table-cell office:value-type="string" calcext:value-type="string">
            <text:p>democr-</text:p>
          </table:table-cell>
          <table:table-cell office:value-type="string" calcext:value-type="string">
            <text:p>cognitive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</table:table-row>
      </table:table>
      <table:table table:name="Relatif" table:style-name="ta1">
        <table:shapes>
          <draw:frame draw:z-index="0" draw:style-name="gr1" draw:text-style-name="P1" svg:width="49.726cm" svg:height="21.277cm" svg:x="0cm" svg:y="0cm">
            <draw:object draw:notify-on-update-of-ranges="Relatif.A2:Relatif.A20 Relatif.B1:Relatif.B1 Relatif.B2:Relatif.B20 Relatif.C1:Relatif.C1 Relatif.C2:Relatif.C20 Relatif.D1:Relatif.D1 Relatif.D2:Relatif.D20 Relatif.E1:Relatif.E1 Relatif.E2:Relatif.E20 Relatif.F1:Relatif.F1 Relatif.F2:Relatif.F20 Relatif.G1:Relatif.G1 Relatif.G2:Relatif.G20 Relatif.H1:Relatif.H1 Relatif.H2:Relatif.H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paternal-</text:p>
          </table:table-cell>
          <table:table-cell office:value-type="string" calcext:value-type="string">
            <text:p>behavioral</text:p>
          </table:table-cell>
          <table:table-cell table:style-name="Default" office:value-type="string" calcext:value-type="string">
            <text:p>republican</text:p>
          </table:table-cell>
          <table:table-cell office:value-type="string" calcext:value-type="string">
            <text:p>liberalism</text:p>
          </table:table-cell>
          <table:table-cell table:style-name="Default" office:value-type="string" calcext:value-type="string">
            <text:p>democr-</text:p>
          </table:table-cell>
          <table:table-cell table:style-name="Default" office:value-type="string" calcext:value-type="string">
            <text:p>cognitive</text:p>
          </table:table-cell>
          <table:table-cell table:style-name="Default" office:value-type="string" calcext:value-type="string">
            <text:p>bias</text:p>
          </table:table-cell>
          <table:table-cell/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paternal-</text:p>
          </table:table-cell>
          <table:table-cell table:style-name="Default" office:value-type="string" calcext:value-type="string">
            <text:p>behavioral</text:p>
          </table:table-cell>
          <table:table-cell table:style-name="Default" office:value-type="string" calcext:value-type="string">
            <text:p>republican</text:p>
          </table:table-cell>
          <table:table-cell table:style-name="Default" office:value-type="string" calcext:value-type="string">
            <text:p>liberalism</text:p>
          </table:table-cell>
          <table:table-cell table:style-name="Default" office:value-type="string" calcext:value-type="string">
            <text:p>democr-</text:p>
          </table:table-cell>
          <table:table-cell table:style-name="Default" office:value-type="string" calcext:value-type="string">
            <text:p>cognitive</text:p>
          </table:table-cell>
          <table:table-cell table:style-name="Default" office:value-type="string" calcext:value-type="string">
            <text:p>bias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0.0000125917941795691" calcext:value-type="float">
            <text:p>1,26E-05</text:p>
          </table:table-cell>
          <table:table-cell office:value-type="float" office:value="0" calcext:value-type="float">
            <text:p>0</text:p>
          </table:table-cell>
          <table:table-cell office:value-type="float" office:value="0.00005288553555419" calcext:value-type="float">
            <text:p>5,29E-0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E+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251835883591381" calcext:value-type="float">
            <text:p>2,52E-06</text:p>
          </table:table-cell>
          <table:table-cell/>
          <table:table-cell office:value-type="float" office:value="1987" calcext:value-type="float">
            <text:p>1987</text:p>
          </table:table-cell>
          <table:table-cell table:formula="of:=[.B2]/SUM([.$B2:.$H2])" office:value-type="float" office:value="0.185185185185186" calcext:value-type="float">
            <text:p>1,85E-01</text:p>
          </table:table-cell>
          <table:table-cell table:formula="of:=[.C2]/SUM([.$B2:.$H2])" office:value-type="float" office:value="0" calcext:value-type="float">
            <text:p>0,00E+00</text:p>
          </table:table-cell>
          <table:table-cell table:formula="of:=[.D2]/SUM([.$B2:.$H2])" office:value-type="float" office:value="0.777777777777777" calcext:value-type="float">
            <text:p>7,78E-01</text:p>
          </table:table-cell>
          <table:table-cell table:formula="of:=[.E2]/SUM([.$B2:.$H2])" office:value-type="float" office:value="0" calcext:value-type="float">
            <text:p>0,00E+00</text:p>
          </table:table-cell>
          <table:table-cell table:formula="of:=[.F2]/SUM([.$B2:.$H2])" office:value-type="float" office:value="0" calcext:value-type="float">
            <text:p>0,00E+00</text:p>
          </table:table-cell>
          <table:table-cell table:formula="of:=[.G2]/SUM([.$B2:.$H2])" office:value-type="float" office:value="0" calcext:value-type="float">
            <text:p>0,00E+00</text:p>
          </table:table-cell>
          <table:table-cell table:formula="of:=[.H2]/SUM([.$B2:.$H2])" office:value-type="float" office:value="0.037037037037037" calcext:value-type="float">
            <text:p>3,70E-0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59875436173931" calcext:value-type="float">
            <text:p>0,00059875436173931</text:p>
          </table:table-cell>
          <table:table-cell table:style-name="ce1" office:value-type="float" office:value="0.0000229188272436099" calcext:value-type="float">
            <text:p>2,29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859456021635373" calcext:value-type="float">
            <text:p>8,59E-06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988" calcext:value-type="float">
            <text:p>1988</text:p>
          </table:table-cell>
          <table:table-cell table:formula="of:=[.B3]/SUM([.$B3:.$H3])" office:value-type="float" office:value="0" calcext:value-type="float">
            <text:p>0,00E+00</text:p>
          </table:table-cell>
          <table:table-cell table:formula="of:=[.C3]/SUM([.$B3:.$H3])" office:value-type="float" office:value="0" calcext:value-type="float">
            <text:p>0,00E+00</text:p>
          </table:table-cell>
          <table:table-cell table:formula="of:=[.D3]/SUM([.$B3:.$H3])" office:value-type="float" office:value="0.95" calcext:value-type="float">
            <text:p>9,50E-01</text:p>
          </table:table-cell>
          <table:table-cell table:formula="of:=[.E3]/SUM([.$B3:.$H3])" office:value-type="float" office:value="0.0363636363636363" calcext:value-type="float">
            <text:p>3,64E-02</text:p>
          </table:table-cell>
          <table:table-cell table:formula="of:=[.F3]/SUM([.$B3:.$H3])" office:value-type="float" office:value="0" calcext:value-type="float">
            <text:p>0,00E+00</text:p>
          </table:table-cell>
          <table:table-cell table:formula="of:=[.G3]/SUM([.$B3:.$H3])" office:value-type="float" office:value="0.0136363636363636" calcext:value-type="float">
            <text:p>1,36E-02</text:p>
          </table:table-cell>
          <table:table-cell table:formula="of:=[.H3]/SUM([.$B3:.$H3])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,00E+00</text:p>
          </table:table-cell>
          <table:table-cell office:value-type="float" office:value="0" calcext:value-type="float">
            <text:p>0</text:p>
          </table:table-cell>
          <table:table-cell office:value-type="float" office:value="0.00000756678634800407" calcext:value-type="float">
            <text:p>7,57E-06</text:p>
          </table:table-cell>
          <table:table-cell table:style-name="ce1" office:value-type="float" office:value="0.0000113501795220061" calcext:value-type="float">
            <text:p>1,14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491841112620265" calcext:value-type="float">
            <text:p>4,92E-05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989" calcext:value-type="float">
            <text:p>1989</text:p>
          </table:table-cell>
          <table:table-cell table:formula="of:=[.B4]/SUM([.$B4:.$H4])" office:value-type="float" office:value="0" calcext:value-type="float">
            <text:p>0,00E+00</text:p>
          </table:table-cell>
          <table:table-cell table:formula="of:=[.C4]/SUM([.$B4:.$H4])" office:value-type="float" office:value="0" calcext:value-type="float">
            <text:p>0,00E+00</text:p>
          </table:table-cell>
          <table:table-cell table:formula="of:=[.D4]/SUM([.$B4:.$H4])" office:value-type="float" office:value="0.111111111111111" calcext:value-type="float">
            <text:p>1,11E-01</text:p>
          </table:table-cell>
          <table:table-cell table:formula="of:=[.E4]/SUM([.$B4:.$H4])" office:value-type="float" office:value="0.166666666666666" calcext:value-type="float">
            <text:p>1,67E-01</text:p>
          </table:table-cell>
          <table:table-cell table:formula="of:=[.F4]/SUM([.$B4:.$H4])" office:value-type="float" office:value="0" calcext:value-type="float">
            <text:p>0,00E+00</text:p>
          </table:table-cell>
          <table:table-cell table:formula="of:=[.G4]/SUM([.$B4:.$H4])" office:value-type="float" office:value="0.722222222222222" calcext:value-type="float">
            <text:p>7,22E-01</text:p>
          </table:table-cell>
          <table:table-cell table:formula="of:=[.H4]/SUM([.$B4:.$H4])" office:value-type="float" office:value="0" calcext:value-type="float">
            <text:p>0,00E+0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0.00000208126940783723" calcext:value-type="float">
            <text:p>2,08E-06</text:p>
          </table:table-cell>
          <table:table-cell office:value-type="float" office:value="0" calcext:value-type="float">
            <text:p>0</text:p>
          </table:table-cell>
          <table:table-cell office:value-type="float" office:value="0.0000957383927605125" calcext:value-type="float">
            <text:p>9,57E-05</text:p>
          </table:table-cell>
          <table:table-cell table:style-name="ce1" office:value-type="float" office:value="0.0000104063470391861" calcext:value-type="float">
            <text:p>1,04E-05</text:p>
          </table:table-cell>
          <table:table-cell office:value-type="float" office:value="0.00000208126940783723" calcext:value-type="float">
            <text:p>2,08E-06</text:p>
          </table:table-cell>
          <table:table-cell office:value-type="float" office:value="0.00000832507763134891" calcext:value-type="float">
            <text:p>8,33E-06</text:p>
          </table:table-cell>
          <table:table-cell office:value-type="float" office:value="0.0000312190411175584" calcext:value-type="float">
            <text:p>3,12E-05</text:p>
          </table:table-cell>
          <table:table-cell/>
          <table:table-cell office:value-type="float" office:value="1990" calcext:value-type="float">
            <text:p>1990</text:p>
          </table:table-cell>
          <table:table-cell table:formula="of:=[.B5]/SUM([.$B5:.$H5])" office:value-type="float" office:value="0.0138888888888889" calcext:value-type="float">
            <text:p>1,39E-02</text:p>
          </table:table-cell>
          <table:table-cell table:formula="of:=[.C5]/SUM([.$B5:.$H5])" office:value-type="float" office:value="0" calcext:value-type="float">
            <text:p>0,00E+00</text:p>
          </table:table-cell>
          <table:table-cell table:formula="of:=[.D5]/SUM([.$B5:.$H5])" office:value-type="float" office:value="0.638888888888889" calcext:value-type="float">
            <text:p>6,39E-01</text:p>
          </table:table-cell>
          <table:table-cell table:formula="of:=[.E5]/SUM([.$B5:.$H5])" office:value-type="float" office:value="0.0694444444444442" calcext:value-type="float">
            <text:p>6,94E-02</text:p>
          </table:table-cell>
          <table:table-cell table:formula="of:=[.F5]/SUM([.$B5:.$H5])" office:value-type="float" office:value="0.0138888888888889" calcext:value-type="float">
            <text:p>1,39E-02</text:p>
          </table:table-cell>
          <table:table-cell table:formula="of:=[.G5]/SUM([.$B5:.$H5])" office:value-type="float" office:value="0.0555555555555556" calcext:value-type="float">
            <text:p>5,56E-02</text:p>
          </table:table-cell>
          <table:table-cell table:formula="of:=[.H5]/SUM([.$B5:.$H5])" office:value-type="float" office:value="0.208333333333333" calcext:value-type="float">
            <text:p>2,08E-01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0.00000888978972091394" calcext:value-type="float">
            <text:p>8,89E-06</text:p>
          </table:table-cell>
          <table:table-cell office:value-type="float" office:value="0" calcext:value-type="float">
            <text:p>0</text:p>
          </table:table-cell>
          <table:table-cell office:value-type="float" office:value="0.0000604505701022148" calcext:value-type="float">
            <text:p>6,05E-05</text:p>
          </table:table-cell>
          <table:table-cell table:style-name="ce1" office:value-type="float" office:value="0.0000302252850511074" calcext:value-type="float">
            <text:p>3,02E-05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195575373860107" calcext:value-type="float">
            <text:p>1,96E-05</text:p>
          </table:table-cell>
          <table:table-cell office:value-type="float" office:value="0.00000711183177673115" calcext:value-type="float">
            <text:p>7,11E-06</text:p>
          </table:table-cell>
          <table:table-cell/>
          <table:table-cell office:value-type="float" office:value="1991" calcext:value-type="float">
            <text:p>1991</text:p>
          </table:table-cell>
          <table:table-cell table:formula="of:=[.B6]/SUM([.$B6:.$H6])" office:value-type="float" office:value="0.0704225352112676" calcext:value-type="float">
            <text:p>7,04E-02</text:p>
          </table:table-cell>
          <table:table-cell table:formula="of:=[.C6]/SUM([.$B6:.$H6])" office:value-type="float" office:value="0" calcext:value-type="float">
            <text:p>0,00E+00</text:p>
          </table:table-cell>
          <table:table-cell table:formula="of:=[.D6]/SUM([.$B6:.$H6])" office:value-type="float" office:value="0.47887323943662" calcext:value-type="float">
            <text:p>4,79E-01</text:p>
          </table:table-cell>
          <table:table-cell table:formula="of:=[.E6]/SUM([.$B6:.$H6])" office:value-type="float" office:value="0.23943661971831" calcext:value-type="float">
            <text:p>2,39E-01</text:p>
          </table:table-cell>
          <table:table-cell table:formula="of:=[.F6]/SUM([.$B6:.$H6])" office:value-type="float" office:value="0" calcext:value-type="float">
            <text:p>0,00E+00</text:p>
          </table:table-cell>
          <table:table-cell table:formula="of:=[.G6]/SUM([.$B6:.$H6])" office:value-type="float" office:value="0.154929577464789" calcext:value-type="float">
            <text:p>1,55E-01</text:p>
          </table:table-cell>
          <table:table-cell table:formula="of:=[.H6]/SUM([.$B6:.$H6])" office:value-type="float" office:value="0.0563380281690141" calcext:value-type="float">
            <text:p>5,63E-02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0.00000552715213486251" calcext:value-type="float">
            <text:p>5,53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84238404495417" calcext:value-type="float">
            <text:p>1,84E-06</text:p>
          </table:table-cell>
          <table:table-cell table:style-name="ce1" office:value-type="float" office:value="0.00000552715213486251" calcext:value-type="float">
            <text:p>5,53E-06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736953617981668" calcext:value-type="float">
            <text:p>7,37E-06</text:p>
          </table:table-cell>
          <table:table-cell office:value-type="float" office:value="0.00000368476808990834" calcext:value-type="float">
            <text:p>3,68E-06</text:p>
          </table:table-cell>
          <table:table-cell/>
          <table:table-cell office:value-type="float" office:value="1992" calcext:value-type="float">
            <text:p>1992</text:p>
          </table:table-cell>
          <table:table-cell table:formula="of:=[.B7]/SUM([.$B7:.$H7])" office:value-type="float" office:value="0.230769230769231" calcext:value-type="float">
            <text:p>2,31E-01</text:p>
          </table:table-cell>
          <table:table-cell table:formula="of:=[.C7]/SUM([.$B7:.$H7])" office:value-type="float" office:value="0" calcext:value-type="float">
            <text:p>0,00E+00</text:p>
          </table:table-cell>
          <table:table-cell table:formula="of:=[.D7]/SUM([.$B7:.$H7])" office:value-type="float" office:value="0.0769230769230769" calcext:value-type="float">
            <text:p>7,69E-02</text:p>
          </table:table-cell>
          <table:table-cell table:formula="of:=[.E7]/SUM([.$B7:.$H7])" office:value-type="float" office:value="0.230769230769231" calcext:value-type="float">
            <text:p>2,31E-01</text:p>
          </table:table-cell>
          <table:table-cell table:formula="of:=[.F7]/SUM([.$B7:.$H7])" office:value-type="float" office:value="0" calcext:value-type="float">
            <text:p>0,00E+00</text:p>
          </table:table-cell>
          <table:table-cell table:formula="of:=[.G7]/SUM([.$B7:.$H7])" office:value-type="float" office:value="0.307692307692308" calcext:value-type="float">
            <text:p>3,08E-01</text:p>
          </table:table-cell>
          <table:table-cell table:formula="of:=[.H7]/SUM([.$B7:.$H7])" office:value-type="float" office:value="0.153846153846154" calcext:value-type="float">
            <text:p>1,54E-0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0.00000284987567417371" calcext:value-type="float">
            <text:p>2,85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42493783708686" calcext:value-type="float">
            <text:p>1,42E-06</text:p>
          </table:table-cell>
          <table:table-cell table:style-name="ce1" office:value-type="float" office:value="0.00000284987567417371" calcext:value-type="float">
            <text:p>2,85E-06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854962702252114" calcext:value-type="float">
            <text:p>8,55E-06</text:p>
          </table:table-cell>
          <table:table-cell office:value-type="float" office:value="0.0000313486324159109" calcext:value-type="float">
            <text:p>3,13E-05</text:p>
          </table:table-cell>
          <table:table-cell/>
          <table:table-cell office:value-type="float" office:value="1993" calcext:value-type="float">
            <text:p>1993</text:p>
          </table:table-cell>
          <table:table-cell table:formula="of:=[.B8]/SUM([.$B8:.$H8])" office:value-type="float" office:value="0.0606060606060605" calcext:value-type="float">
            <text:p>6,06E-02</text:p>
          </table:table-cell>
          <table:table-cell table:formula="of:=[.C8]/SUM([.$B8:.$H8])" office:value-type="float" office:value="0" calcext:value-type="float">
            <text:p>0,00E+00</text:p>
          </table:table-cell>
          <table:table-cell table:formula="of:=[.D8]/SUM([.$B8:.$H8])" office:value-type="float" office:value="0.0303030303030303" calcext:value-type="float">
            <text:p>3,03E-02</text:p>
          </table:table-cell>
          <table:table-cell table:formula="of:=[.E8]/SUM([.$B8:.$H8])" office:value-type="float" office:value="0.0606060606060605" calcext:value-type="float">
            <text:p>6,06E-02</text:p>
          </table:table-cell>
          <table:table-cell table:formula="of:=[.F8]/SUM([.$B8:.$H8])" office:value-type="float" office:value="0" calcext:value-type="float">
            <text:p>0,00E+00</text:p>
          </table:table-cell>
          <table:table-cell table:formula="of:=[.G8]/SUM([.$B8:.$H8])" office:value-type="float" office:value="0.181818181818182" calcext:value-type="float">
            <text:p>1,82E-01</text:p>
          </table:table-cell>
          <table:table-cell table:formula="of:=[.H8]/SUM([.$B8:.$H8])" office:value-type="float" office:value="0.666666666666667" calcext:value-type="float">
            <text:p>6,67E-01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0.00000151325307039048" calcext:value-type="float">
            <text:p>1,51E-06</text:p>
          </table:table-cell>
          <table:table-cell table:style-name="ce1" office:value-type="float" office:value="0.00000453975921117144" calcext:value-type="float">
            <text:p>4,54E-06</text:p>
          </table:table-cell>
          <table:table-cell office:value-type="float" office:value="0.00000605301228156192" calcext:value-type="float">
            <text:p>6,05E-06</text:p>
          </table:table-cell>
          <table:table-cell table:style-name="ce1" office:value-type="float" office:value="0.00000151325307039048" calcext:value-type="float">
            <text:p>1,51E-06</text:p>
          </table:table-cell>
          <table:table-cell office:value-type="float" office:value="0" calcext:value-type="float">
            <text:p>0,00E+0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21060245631238" calcext:value-type="float">
            <text:p>1,21E-05</text:p>
          </table:table-cell>
          <table:table-cell/>
          <table:table-cell office:value-type="float" office:value="1994" calcext:value-type="float">
            <text:p>1994</text:p>
          </table:table-cell>
          <table:table-cell table:formula="of:=[.B9]/SUM([.$B9:.$H9])" office:value-type="float" office:value="0.0588235294117648" calcext:value-type="float">
            <text:p>5,88E-02</text:p>
          </table:table-cell>
          <table:table-cell table:formula="of:=[.C9]/SUM([.$B9:.$H9])" office:value-type="float" office:value="0.176470588235294" calcext:value-type="float">
            <text:p>1,76E-01</text:p>
          </table:table-cell>
          <table:table-cell table:formula="of:=[.D9]/SUM([.$B9:.$H9])" office:value-type="float" office:value="0.235294117647059" calcext:value-type="float">
            <text:p>2,35E-01</text:p>
          </table:table-cell>
          <table:table-cell table:formula="of:=[.E9]/SUM([.$B9:.$H9])" office:value-type="float" office:value="0.0588235294117648" calcext:value-type="float">
            <text:p>5,88E-02</text:p>
          </table:table-cell>
          <table:table-cell table:formula="of:=[.F9]/SUM([.$B9:.$H9])" office:value-type="float" office:value="0" calcext:value-type="float">
            <text:p>0,00E+00</text:p>
          </table:table-cell>
          <table:table-cell table:formula="of:=[.G9]/SUM([.$B9:.$H9])" office:value-type="float" office:value="0" calcext:value-type="float">
            <text:p>0,00E+00</text:p>
          </table:table-cell>
          <table:table-cell table:formula="of:=[.H9]/SUM([.$B9:.$H9])" office:value-type="float" office:value="0.470588235294117" calcext:value-type="float">
            <text:p>4,71E-01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0.00000385498571727792" calcext:value-type="float">
            <text:p>3,85E-06</text:p>
          </table:table-cell>
          <table:table-cell office:value-type="float" office:value="0" calcext:value-type="float">
            <text:p>0</text:p>
          </table:table-cell>
          <table:table-cell office:value-type="float" office:value="0.0000359798666945939" calcext:value-type="float">
            <text:p>3,60E-05</text:p>
          </table:table-cell>
          <table:table-cell table:style-name="ce1" office:value-type="float" office:value="0.0000205599238254822" calcext:value-type="float">
            <text:p>2,06E-05</text:p>
          </table:table-cell>
          <table:table-cell office:value-type="float" office:value="0.00000385498571727792" calcext:value-type="float">
            <text:p>3,85E-06</text:p>
          </table:table-cell>
          <table:table-cell office:value-type="float" office:value="0.00000513998095637056" calcext:value-type="float">
            <text:p>5,14E-06</text:p>
          </table:table-cell>
          <table:table-cell office:value-type="float" office:value="0.0000115649571518338" calcext:value-type="float">
            <text:p>1,16E-05</text:p>
          </table:table-cell>
          <table:table-cell/>
          <table:table-cell office:value-type="float" office:value="1995" calcext:value-type="float">
            <text:p>1995</text:p>
          </table:table-cell>
          <table:table-cell table:formula="of:=[.B10]/SUM([.$B10:.$H10])" office:value-type="float" office:value="0.0476190476190476" calcext:value-type="float">
            <text:p>4,76E-02</text:p>
          </table:table-cell>
          <table:table-cell table:formula="of:=[.C10]/SUM([.$B10:.$H10])" office:value-type="float" office:value="0" calcext:value-type="float">
            <text:p>0,00E+00</text:p>
          </table:table-cell>
          <table:table-cell table:formula="of:=[.D10]/SUM([.$B10:.$H10])" office:value-type="float" office:value="0.444444444444444" calcext:value-type="float">
            <text:p>4,44E-01</text:p>
          </table:table-cell>
          <table:table-cell table:formula="of:=[.E10]/SUM([.$B10:.$H10])" office:value-type="float" office:value="0.253968253968253" calcext:value-type="float">
            <text:p>2,54E-01</text:p>
          </table:table-cell>
          <table:table-cell table:formula="of:=[.F10]/SUM([.$B10:.$H10])" office:value-type="float" office:value="0.0476190476190476" calcext:value-type="float">
            <text:p>4,76E-02</text:p>
          </table:table-cell>
          <table:table-cell table:formula="of:=[.G10]/SUM([.$B10:.$H10])" office:value-type="float" office:value="0.0634920634920635" calcext:value-type="float">
            <text:p>6,35E-02</text:p>
          </table:table-cell>
          <table:table-cell table:formula="of:=[.H10]/SUM([.$B10:.$H10])" office:value-type="float" office:value="0.142857142857143" calcext:value-type="float">
            <text:p>1,43E-0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0.00000288287041641622" calcext:value-type="float">
            <text:p>2,88E-06</text:p>
          </table:table-cell>
          <table:table-cell table:style-name="ce1" office:value-type="float" office:value="0.00000144143520820811" calcext:value-type="float">
            <text:p>1,44E-06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0432430562462433" calcext:value-type="float">
            <text:p>4,32E-06</text:p>
          </table:table-cell>
          <table:table-cell office:value-type="float" office:value="0.00000144143520820811" calcext:value-type="float">
            <text:p>1,44E-06</text:p>
          </table:table-cell>
          <table:table-cell office:value-type="float" office:value="0.00000576574083283244" calcext:value-type="float">
            <text:p>5,77E-06</text:p>
          </table:table-cell>
          <table:table-cell office:value-type="float" office:value="0.00000864861124924865" calcext:value-type="float">
            <text:p>8,65E-06</text:p>
          </table:table-cell>
          <table:table-cell/>
          <table:table-cell office:value-type="float" office:value="1996" calcext:value-type="float">
            <text:p>1996</text:p>
          </table:table-cell>
          <table:table-cell table:formula="of:=[.B11]/SUM([.$B11:.$H11])" office:value-type="float" office:value="0.117647058823529" calcext:value-type="float">
            <text:p>1,18E-01</text:p>
          </table:table-cell>
          <table:table-cell table:formula="of:=[.C11]/SUM([.$B11:.$H11])" office:value-type="float" office:value="0.0588235294117647" calcext:value-type="float">
            <text:p>5,88E-02</text:p>
          </table:table-cell>
          <table:table-cell table:formula="of:=[.D11]/SUM([.$B11:.$H11])" office:value-type="float" office:value="0" calcext:value-type="float">
            <text:p>0,00E+00</text:p>
          </table:table-cell>
          <table:table-cell table:formula="of:=[.E11]/SUM([.$B11:.$H11])" office:value-type="float" office:value="0.176470588235294" calcext:value-type="float">
            <text:p>1,76E-01</text:p>
          </table:table-cell>
          <table:table-cell table:formula="of:=[.F11]/SUM([.$B11:.$H11])" office:value-type="float" office:value="0.0588235294117647" calcext:value-type="float">
            <text:p>5,88E-02</text:p>
          </table:table-cell>
          <table:table-cell table:formula="of:=[.G11]/SUM([.$B11:.$H11])" office:value-type="float" office:value="0.235294117647059" calcext:value-type="float">
            <text:p>2,35E-01</text:p>
          </table:table-cell>
          <table:table-cell table:formula="of:=[.H11]/SUM([.$B11:.$H11])" office:value-type="float" office:value="0.352941176470588" calcext:value-type="float">
            <text:p>3,53E-0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0.0000302844139100639" calcext:value-type="float">
            <text:p>3,03E-05</text:p>
          </table:table-cell>
          <table:table-cell table:style-name="ce1" office:value-type="float" office:value="0.000015142206955032" calcext:value-type="float">
            <text:p>1,51E-05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0.0000086526896885897" calcext:value-type="float">
            <text:p>8,65E-06</text:p>
          </table:table-cell>
          <table:table-cell office:value-type="float" office:value="0.00000432634484429485" calcext:value-type="float">
            <text:p>4,33E-06</text:p>
          </table:table-cell>
          <table:table-cell office:value-type="float" office:value="0.0000411002760208011" calcext:value-type="float">
            <text:p>4,11E-05</text:p>
          </table:table-cell>
          <table:table-cell office:value-type="float" office:value="0.0000497529657093908" calcext:value-type="float">
            <text:p>4,98E-05</text:p>
          </table:table-cell>
          <table:table-cell/>
          <table:table-cell office:value-type="float" office:value="1997" calcext:value-type="float">
            <text:p>1997</text:p>
          </table:table-cell>
          <table:table-cell table:formula="of:=[.B12]/SUM([.$B12:.$H12])" office:value-type="float" office:value="0.202898550724637" calcext:value-type="float">
            <text:p>2,03E-01</text:p>
          </table:table-cell>
          <table:table-cell table:formula="of:=[.C12]/SUM([.$B12:.$H12])" office:value-type="float" office:value="0.101449275362319" calcext:value-type="float">
            <text:p>1,01E-01</text:p>
          </table:table-cell>
          <table:table-cell table:formula="of:=[.D12]/SUM([.$B12:.$H12])" office:value-type="float" office:value="0" calcext:value-type="float">
            <text:p>0,00E+00</text:p>
          </table:table-cell>
          <table:table-cell table:formula="of:=[.E12]/SUM([.$B12:.$H12])" office:value-type="float" office:value="0.0579710144927536" calcext:value-type="float">
            <text:p>5,80E-02</text:p>
          </table:table-cell>
          <table:table-cell table:formula="of:=[.F12]/SUM([.$B12:.$H12])" office:value-type="float" office:value="0.0289855072463768" calcext:value-type="float">
            <text:p>2,90E-02</text:p>
          </table:table-cell>
          <table:table-cell table:formula="of:=[.G12]/SUM([.$B12:.$H12])" office:value-type="float" office:value="0.27536231884058" calcext:value-type="float">
            <text:p>2,75E-01</text:p>
          </table:table-cell>
          <table:table-cell table:formula="of:=[.H12]/SUM([.$B12:.$H12])" office:value-type="float" office:value="0.333333333333333" calcext:value-type="float">
            <text:p>3,33E-0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0.00000848073318765318" calcext:value-type="float">
            <text:p>8,48E-06</text:p>
          </table:table-cell>
          <table:table-cell office:value-type="float" office:value="0.000131451364408624" calcext:value-type="float">
            <text:p>0,000131451364408624</text:p>
          </table:table-cell>
          <table:table-cell office:value-type="float" office:value="0.00000141345553127553" calcext:value-type="float">
            <text:p>1,41E-0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282691106255106" calcext:value-type="float">
            <text:p>2,83E-05</text:p>
          </table:table-cell>
          <table:table-cell office:value-type="float" office:value="0.0000424036659382659" calcext:value-type="float">
            <text:p>4,24E-05</text:p>
          </table:table-cell>
          <table:table-cell/>
          <table:table-cell office:value-type="float" office:value="1998" calcext:value-type="float">
            <text:p>1998</text:p>
          </table:table-cell>
          <table:table-cell table:formula="of:=[.B13]/SUM([.$B13:.$H13])" office:value-type="float" office:value="0.0400000000000001" calcext:value-type="float">
            <text:p>4,00E-02</text:p>
          </table:table-cell>
          <table:table-cell table:formula="of:=[.C13]/SUM([.$B13:.$H13])" office:value-type="float" office:value="0.619999999999999" calcext:value-type="float">
            <text:p>6,20E-01</text:p>
          </table:table-cell>
          <table:table-cell table:formula="of:=[.D13]/SUM([.$B13:.$H13])" office:value-type="float" office:value="0.00666666666666668" calcext:value-type="float">
            <text:p>6,67E-03</text:p>
          </table:table-cell>
          <table:table-cell table:formula="of:=[.E13]/SUM([.$B13:.$H13])" office:value-type="float" office:value="0" calcext:value-type="float">
            <text:p>0,00E+00</text:p>
          </table:table-cell>
          <table:table-cell table:formula="of:=[.F13]/SUM([.$B13:.$H13])" office:value-type="float" office:value="0" calcext:value-type="float">
            <text:p>0,00E+00</text:p>
          </table:table-cell>
          <table:table-cell table:formula="of:=[.G13]/SUM([.$B13:.$H13])" office:value-type="float" office:value="0.133333333333334" calcext:value-type="float">
            <text:p>1,33E-01</text:p>
          </table:table-cell>
          <table:table-cell table:formula="of:=[.H13]/SUM([.$B13:.$H13])" office:value-type="float" office:value="0.2" calcext:value-type="float">
            <text:p>2,00E-0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0.00000982543477548882" calcext:value-type="float">
            <text:p>9,83E-06</text:p>
          </table:table-cell>
          <table:table-cell table:style-name="ce1" office:value-type="float" office:value="0.0000353715651917597" calcext:value-type="float">
            <text:p>3,54E-05</text:p>
          </table:table-cell>
          <table:table-cell office:value-type="float" office:value="0.00000065502898503259" calcext:value-type="float">
            <text:p>6,55E-07</text:p>
          </table:table-cell>
          <table:table-cell office:value-type="float" office:value="0" calcext:value-type="float">
            <text:p>0</text:p>
          </table:table-cell>
          <table:table-cell office:value-type="float" office:value="0.00000327514492516294" calcext:value-type="float">
            <text:p>3,28E-06</text:p>
          </table:table-cell>
          <table:table-cell office:value-type="float" office:value="0.0000353715651917597" calcext:value-type="float">
            <text:p>3,54E-05</text:p>
          </table:table-cell>
          <table:table-cell office:value-type="float" office:value="0.0000183408115809125" calcext:value-type="float">
            <text:p>1,83E-05</text:p>
          </table:table-cell>
          <table:table-cell/>
          <table:table-cell office:value-type="float" office:value="1999" calcext:value-type="float">
            <text:p>1999</text:p>
          </table:table-cell>
          <table:table-cell table:formula="of:=[.B14]/SUM([.$B14:.$H14])" office:value-type="float" office:value="0.0955414012738854" calcext:value-type="float">
            <text:p>9,55E-02</text:p>
          </table:table-cell>
          <table:table-cell table:formula="of:=[.C14]/SUM([.$B14:.$H14])" office:value-type="float" office:value="0.343949044585987" calcext:value-type="float">
            <text:p>3,44E-01</text:p>
          </table:table-cell>
          <table:table-cell table:formula="of:=[.D14]/SUM([.$B14:.$H14])" office:value-type="float" office:value="0.00636942675159238" calcext:value-type="float">
            <text:p>6,37E-03</text:p>
          </table:table-cell>
          <table:table-cell table:formula="of:=[.E14]/SUM([.$B14:.$H14])" office:value-type="float" office:value="0" calcext:value-type="float">
            <text:p>0,00E+00</text:p>
          </table:table-cell>
          <table:table-cell table:formula="of:=[.F14]/SUM([.$B14:.$H14])" office:value-type="float" office:value="0.0318471337579618" calcext:value-type="float">
            <text:p>3,18E-02</text:p>
          </table:table-cell>
          <table:table-cell table:formula="of:=[.G14]/SUM([.$B14:.$H14])" office:value-type="float" office:value="0.343949044585987" calcext:value-type="float">
            <text:p>3,44E-01</text:p>
          </table:table-cell>
          <table:table-cell table:formula="of:=[.H14]/SUM([.$B14:.$H14])" office:value-type="float" office:value="0.178343949044586" calcext:value-type="float">
            <text:p>1,78E-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000218756870332959" calcext:value-type="float">
            <text:p>2,19E-06</text:p>
          </table:table-cell>
          <table:table-cell table:style-name="ce1" office:value-type="float" office:value="0.0000185943339783015" calcext:value-type="float">
            <text:p>1,86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0984405916498315" calcext:value-type="float">
            <text:p>9,84E-06</text:p>
          </table:table-cell>
          <table:table-cell office:value-type="float" office:value="0.0000109378435166479" calcext:value-type="float">
            <text:p>1,09E-0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B15]/SUM([.$B15:.$H15])" office:value-type="float" office:value="0.0526315789473685" calcext:value-type="float">
            <text:p>5,26E-02</text:p>
          </table:table-cell>
          <table:table-cell table:formula="of:=[.C15]/SUM([.$B15:.$H15])" office:value-type="float" office:value="0.447368421052632" calcext:value-type="float">
            <text:p>4,47E-01</text:p>
          </table:table-cell>
          <table:table-cell table:formula="of:=[.D15]/SUM([.$B15:.$H15])" office:value-type="float" office:value="0" calcext:value-type="float">
            <text:p>0,00E+00</text:p>
          </table:table-cell>
          <table:table-cell table:formula="of:=[.E15]/SUM([.$B15:.$H15])" office:value-type="float" office:value="0" calcext:value-type="float">
            <text:p>0,00E+00</text:p>
          </table:table-cell>
          <table:table-cell table:formula="of:=[.F15]/SUM([.$B15:.$H15])" office:value-type="float" office:value="0" calcext:value-type="float">
            <text:p>0,00E+00</text:p>
          </table:table-cell>
          <table:table-cell table:formula="of:=[.G15]/SUM([.$B15:.$H15])" office:value-type="float" office:value="0.236842105263158" calcext:value-type="float">
            <text:p>2,37E-01</text:p>
          </table:table-cell>
          <table:table-cell table:formula="of:=[.H15]/SUM([.$B15:.$H15])" office:value-type="float" office:value="0.263157894736841" calcext:value-type="float">
            <text:p>2,63E-0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00000316183871460717" calcext:value-type="float">
            <text:p>3,16E-06</text:p>
          </table:table-cell>
          <table:table-cell table:style-name="ce1" office:value-type="float" office:value="0.0000179170860494406" calcext:value-type="float">
            <text:p>1,79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442657420045004" calcext:value-type="float">
            <text:p>4,43E-05</text:p>
          </table:table-cell>
          <table:table-cell office:value-type="float" office:value="0.0000179170860494406" calcext:value-type="float">
            <text:p>1,79E-05</text:p>
          </table:table-cell>
          <table:table-cell/>
          <table:table-cell office:value-type="float" office:value="2001" calcext:value-type="float">
            <text:p>2001</text:p>
          </table:table-cell>
          <table:table-cell table:formula="of:=[.B16]/SUM([.$B16:.$H16])" office:value-type="float" office:value="0.0379746835443038" calcext:value-type="float">
            <text:p>3,80E-02</text:p>
          </table:table-cell>
          <table:table-cell table:formula="of:=[.C16]/SUM([.$B16:.$H16])" office:value-type="float" office:value="0.215189873417721" calcext:value-type="float">
            <text:p>2,15E-01</text:p>
          </table:table-cell>
          <table:table-cell table:formula="of:=[.D16]/SUM([.$B16:.$H16])" office:value-type="float" office:value="0" calcext:value-type="float">
            <text:p>0,00E+00</text:p>
          </table:table-cell>
          <table:table-cell table:formula="of:=[.E16]/SUM([.$B16:.$H16])" office:value-type="float" office:value="0" calcext:value-type="float">
            <text:p>0,00E+00</text:p>
          </table:table-cell>
          <table:table-cell table:formula="of:=[.F16]/SUM([.$B16:.$H16])" office:value-type="float" office:value="0" calcext:value-type="float">
            <text:p>0,00E+00</text:p>
          </table:table-cell>
          <table:table-cell table:formula="of:=[.G16]/SUM([.$B16:.$H16])" office:value-type="float" office:value="0.531645569620254" calcext:value-type="float">
            <text:p>5,32E-01</text:p>
          </table:table-cell>
          <table:table-cell table:formula="of:=[.H16]/SUM([.$B16:.$H16])" office:value-type="float" office:value="0.215189873417721" calcext:value-type="float">
            <text:p>2,15E-0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0000101432051513958" calcext:value-type="float">
            <text:p>1,01E-05</text:p>
          </table:table-cell>
          <table:table-cell table:style-name="ce1" office:value-type="float" office:value="0.0000160600748230433" calcext:value-type="float">
            <text:p>1,61E-05</text:p>
          </table:table-cell>
          <table:table-cell office:value-type="float" office:value="0.0000016905341918993" calcext:value-type="float">
            <text:p>1,69E-0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371917522217846" calcext:value-type="float">
            <text:p>3,72E-05</text:p>
          </table:table-cell>
          <table:table-cell office:value-type="float" office:value="0.0000245127457825398" calcext:value-type="float">
            <text:p>2,45E-05</text:p>
          </table:table-cell>
          <table:table-cell/>
          <table:table-cell office:value-type="float" office:value="2002" calcext:value-type="float">
            <text:p>2002</text:p>
          </table:table-cell>
          <table:table-cell table:formula="of:=[.B17]/SUM([.$B17:.$H17])" office:value-type="float" office:value="0.113207547169811" calcext:value-type="float">
            <text:p>1,13E-01</text:p>
          </table:table-cell>
          <table:table-cell table:formula="of:=[.C17]/SUM([.$B17:.$H17])" office:value-type="float" office:value="0.179245283018868" calcext:value-type="float">
            <text:p>1,79E-01</text:p>
          </table:table-cell>
          <table:table-cell table:formula="of:=[.D17]/SUM([.$B17:.$H17])" office:value-type="float" office:value="0.0188679245283019" calcext:value-type="float">
            <text:p>1,89E-02</text:p>
          </table:table-cell>
          <table:table-cell table:formula="of:=[.E17]/SUM([.$B17:.$H17])" office:value-type="float" office:value="0" calcext:value-type="float">
            <text:p>0,00E+00</text:p>
          </table:table-cell>
          <table:table-cell table:formula="of:=[.F17]/SUM([.$B17:.$H17])" office:value-type="float" office:value="0" calcext:value-type="float">
            <text:p>0,00E+00</text:p>
          </table:table-cell>
          <table:table-cell table:formula="of:=[.G17]/SUM([.$B17:.$H17])" office:value-type="float" office:value="0.415094339622642" calcext:value-type="float">
            <text:p>4,15E-01</text:p>
          </table:table-cell>
          <table:table-cell table:formula="of:=[.H17]/SUM([.$B17:.$H17])" office:value-type="float" office:value="0.273584905660377" calcext:value-type="float">
            <text:p>2,74E-0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000160271052801074" calcext:value-type="float">
            <text:p>1,60E-04</text:p>
          </table:table-cell>
          <table:table-cell table:style-name="ce1" office:value-type="float" office:value="0.00000898716183931254" calcext:value-type="float">
            <text:p>8,99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119828824524167" calcext:value-type="float">
            <text:p>1,20E-05</text:p>
          </table:table-cell>
          <table:table-cell office:value-type="float" office:value="0.00000748930153276045" calcext:value-type="float">
            <text:p>7,49E-06</text:p>
          </table:table-cell>
          <table:table-cell/>
          <table:table-cell office:value-type="float" office:value="2003" calcext:value-type="float">
            <text:p>2003</text:p>
          </table:table-cell>
          <table:table-cell table:formula="of:=[.B18]/SUM([.$B18:.$H18])" office:value-type="float" office:value="0.849206349206349" calcext:value-type="float">
            <text:p>8,49E-01</text:p>
          </table:table-cell>
          <table:table-cell table:formula="of:=[.C18]/SUM([.$B18:.$H18])" office:value-type="float" office:value="0.0476190476190475" calcext:value-type="float">
            <text:p>4,76E-02</text:p>
          </table:table-cell>
          <table:table-cell table:formula="of:=[.D18]/SUM([.$B18:.$H18])" office:value-type="float" office:value="0" calcext:value-type="float">
            <text:p>0,00E+00</text:p>
          </table:table-cell>
          <table:table-cell table:formula="of:=[.E18]/SUM([.$B18:.$H18])" office:value-type="float" office:value="0" calcext:value-type="float">
            <text:p>0,00E+00</text:p>
          </table:table-cell>
          <table:table-cell table:formula="of:=[.F18]/SUM([.$B18:.$H18])" office:value-type="float" office:value="0" calcext:value-type="float">
            <text:p>0,00E+00</text:p>
          </table:table-cell>
          <table:table-cell table:formula="of:=[.G18]/SUM([.$B18:.$H18])" office:value-type="float" office:value="0.0634920634920633" calcext:value-type="float">
            <text:p>6,35E-02</text:p>
          </table:table-cell>
          <table:table-cell table:formula="of:=[.H18]/SUM([.$B18:.$H18])" office:value-type="float" office:value="0.0396825396825396" calcext:value-type="float">
            <text:p>3,97E-0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.00000336145752798413" calcext:value-type="float">
            <text:p>3,36E-06</text:p>
          </table:table-cell>
          <table:table-cell table:style-name="ce1" office:value-type="float" office:value="0.0000050421862919762" calcext:value-type="float">
            <text:p>5,04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E+00</text:p>
          </table:table-cell>
          <table:table-cell office:value-type="float" office:value="0.0000168072876399207" calcext:value-type="float">
            <text:p>1,68E-05</text:p>
          </table:table-cell>
          <table:table-cell office:value-type="float" office:value="0.0000630273286497025" calcext:value-type="float">
            <text:p>6,30E-05</text:p>
          </table:table-cell>
          <table:table-cell/>
          <table:table-cell office:value-type="float" office:value="2004" calcext:value-type="float">
            <text:p>2004</text:p>
          </table:table-cell>
          <table:table-cell table:formula="of:=[.B19]/SUM([.$B19:.$H19])" office:value-type="float" office:value="0.038095238095238" calcext:value-type="float">
            <text:p>3,81E-02</text:p>
          </table:table-cell>
          <table:table-cell table:formula="of:=[.C19]/SUM([.$B19:.$H19])" office:value-type="float" office:value="0.0571428571428571" calcext:value-type="float">
            <text:p>5,71E-02</text:p>
          </table:table-cell>
          <table:table-cell table:formula="of:=[.D19]/SUM([.$B19:.$H19])" office:value-type="float" office:value="0" calcext:value-type="float">
            <text:p>0,00E+00</text:p>
          </table:table-cell>
          <table:table-cell table:formula="of:=[.E19]/SUM([.$B19:.$H19])" office:value-type="float" office:value="0" calcext:value-type="float">
            <text:p>0,00E+00</text:p>
          </table:table-cell>
          <table:table-cell table:formula="of:=[.F19]/SUM([.$B19:.$H19])" office:value-type="float" office:value="0" calcext:value-type="float">
            <text:p>0,00E+00</text:p>
          </table:table-cell>
          <table:table-cell table:formula="of:=[.G19]/SUM([.$B19:.$H19])" office:value-type="float" office:value="0.190476190476191" calcext:value-type="float">
            <text:p>1,90E-01</text:p>
          </table:table-cell>
          <table:table-cell table:formula="of:=[.H19]/SUM([.$B19:.$H19])" office:value-type="float" office:value="0.714285714285714" calcext:value-type="float">
            <text:p>7,14E-0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.000053895366900636" calcext:value-type="float">
            <text:p>5,39E-05</text:p>
          </table:table-cell>
          <table:table-cell table:style-name="ce1" office:value-type="float" office:value="0.00000422708760004988" calcext:value-type="float">
            <text:p>4,23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00000317031570003741" calcext:value-type="float">
            <text:p>3,17E-06</text:p>
          </table:table-cell>
          <table:table-cell office:value-type="float" office:value="0.0000306463851003616" calcext:value-type="float">
            <text:p>3,06E-05</text:p>
          </table:table-cell>
          <table:table-cell office:value-type="float" office:value="0.0000211354380002494" calcext:value-type="float">
            <text:p>2,11E-05</text:p>
          </table:table-cell>
          <table:table-cell/>
          <table:table-cell office:value-type="float" office:value="2005" calcext:value-type="float">
            <text:p>2005</text:p>
          </table:table-cell>
          <table:table-cell table:formula="of:=[.B20]/SUM([.$B20:.$H20])" office:value-type="float" office:value="0.476635514018692" calcext:value-type="float">
            <text:p>4,77E-01</text:p>
          </table:table-cell>
          <table:table-cell table:formula="of:=[.C20]/SUM([.$B20:.$H20])" office:value-type="float" office:value="0.0373831775700935" calcext:value-type="float">
            <text:p>3,74E-02</text:p>
          </table:table-cell>
          <table:table-cell table:formula="of:=[.D20]/SUM([.$B20:.$H20])" office:value-type="float" office:value="0" calcext:value-type="float">
            <text:p>0,00E+00</text:p>
          </table:table-cell>
          <table:table-cell table:formula="of:=[.E20]/SUM([.$B20:.$H20])" office:value-type="float" office:value="0" calcext:value-type="float">
            <text:p>0,00E+00</text:p>
          </table:table-cell>
          <table:table-cell table:formula="of:=[.F20]/SUM([.$B20:.$H20])" office:value-type="float" office:value="0.0280373831775701" calcext:value-type="float">
            <text:p>2,80E-02</text:p>
          </table:table-cell>
          <table:table-cell table:formula="of:=[.G20]/SUM([.$B20:.$H20])" office:value-type="float" office:value="0.271028037383177" calcext:value-type="float">
            <text:p>2,71E-01</text:p>
          </table:table-cell>
          <table:table-cell table:formula="of:=[.H20]/SUM([.$B20:.$H20])" office:value-type="float" office:value="0.186915887850467" calcext:value-type="float">
            <text:p>1,87E-01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table table:name="Relatif, normalisé" table:style-name="ta1">
        <table:shapes>
          <draw:frame draw:z-index="0" draw:style-name="gr1" draw:text-style-name="P1" svg:width="50.001cm" svg:height="21.17cm" svg:x="0cm" svg:y="0.001cm">
            <draw:object draw:notify-on-update-of-ranges="Relatif.J2:Relatif.J20 Relatif.K1:Relatif.K1 Relatif.K2:Relatif.K20 Relatif.L1:Relatif.L1 Relatif.L2:Relatif.L20 Relatif.M1:Relatif.M1 Relatif.M2:Relatif.M20 Relatif.N1:Relatif.N1 Relatif.N2:Relatif.N20 Relatif.O1:Relatif.O1 Relatif.O2:Relatif.O20 Relatif.P1:Relatif.P1 Relatif.P2:Relatif.P20 Relatif.Q1:Relatif.Q1 Relatif.Q2:Relatif.Q2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5:26:24.4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3:27:38.770000000</meta:creation-date>
    <dc:date>2022-03-23T15:28:32.245000000</dc:date>
    <meta:editing-duration>PT7M35S</meta:editing-duration>
    <meta:editing-cycles>2</meta:editing-cycles>
    <meta:generator>LibreOffice/7.3.0.3$Windows_X86_64 LibreOffice_project/0f246aa12d0eee4a0f7adcefbf7c878fc2238db3</meta:generator>
    <meta:document-statistic meta:table-count="3" meta:cell-count="480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50.002cm" svg:height="21.231cm" xlink:href=".." xlink:type="simple" chart:class="chart:bar" chart:style-name="ch1">
        <chart:title svg:x="23.013cm" svg:y="0.56cm" chart:style-name="ch2">
          <text:p>Absolute frequency</text:p>
        </chart:title>
        <chart:legend chart:legend-position="end" svg:x="47.686cm" svg:y="8.822cm" style:legend-expansion="high" chart:style-name="ch3"/>
        <chart:plot-area chart:style-name="ch4" table:cell-range-address="Absolu.A1:Absolu.H20" chart:data-source-has-labels="both" svg:x="2.011cm" svg:y="1.763cm" svg:width="44.675cm" svg:height="18.063cm">
          <chart:coordinate-region svg:x="2.818cm" svg:y="1.962cm" svg:width="43.868cm" svg:height="17.217cm"/>
          <chart:axis chart:dimension="x" chart:name="primary-x" chart:style-name="ch5" chartooo:axis-type="auto">
            <chartooo:date-scale/>
            <chart:title svg:x="23.947cm" svg:y="20.25cm" chart:style-name="ch6">
              <text:p>Year</text:p>
            </chart:title>
            <chart:categories table:cell-range-address="Absolu.A2:Absolu.A20"/>
          </chart:axis>
          <chart:axis chart:dimension="y" chart:name="primary-y" chart:style-name="ch7">
            <chart:title svg:x="0.451cm" svg:y="11.764cm" chart:style-name="ch8">
              <text:p>Occurrences</text:p>
            </chart:title>
            <chart:grid chart:style-name="ch9" chart:class="major"/>
          </chart:axis>
          <chart:series chart:style-name="ch10" chart:values-cell-range-address="Absolu.B2:Absolu.B20" chart:label-cell-address="Absolu.B1:Absolu.B1" chart:class="chart:bar">
            <chart:data-point chart:repeated="19"/>
          </chart:series>
          <chart:series chart:style-name="ch11" chart:values-cell-range-address="Absolu.C2:Absolu.C20" chart:label-cell-address="Absolu.C1:Absolu.C1" chart:class="chart:bar">
            <chart:data-point chart:repeated="19"/>
          </chart:series>
          <chart:series chart:style-name="ch12" chart:values-cell-range-address="Absolu.D2:Absolu.D20" chart:label-cell-address="Absolu.D1:Absolu.D1" chart:class="chart:bar">
            <chart:data-point chart:repeated="19"/>
          </chart:series>
          <chart:series chart:style-name="ch13" chart:values-cell-range-address="Absolu.E2:Absolu.E20" chart:label-cell-address="Absolu.E1:Absolu.E1" chart:class="chart:bar">
            <chart:data-point chart:repeated="19"/>
          </chart:series>
          <chart:series chart:style-name="ch14" chart:values-cell-range-address="Absolu.F2:Absolu.F20" chart:label-cell-address="Absolu.F1:Absolu.F1" chart:class="chart:bar">
            <chart:data-point chart:repeated="19"/>
          </chart:series>
          <chart:series chart:style-name="ch15" chart:values-cell-range-address="Absolu.G2:Absolu.G20" chart:label-cell-address="Absolu.G1:Absolu.G1" chart:class="chart:bar">
            <chart:data-point chart:repeated="19"/>
          </chart:series>
          <chart:series chart:style-name="ch16" chart:values-cell-range-address="Absolu.H2:Absolu.H20" chart:label-cell-address="Absolu.H1:Absolu.H1" chart:class="chart:ba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ernal-</text:p>
                <draw:g>
                  <svg:desc>Absolu.B1:Absolu.B1</svg:desc>
                </draw:g>
              </table:table-cell>
              <table:table-cell office:value-type="string">
                <text:p>behavioral</text:p>
                <draw:g>
                  <svg:desc>Absolu.C1:Absolu.C1</svg:desc>
                </draw:g>
              </table:table-cell>
              <table:table-cell office:value-type="string">
                <text:p>republican</text:p>
                <draw:g>
                  <svg:desc>Absolu.D1:Absolu.D1</svg:desc>
                </draw:g>
              </table:table-cell>
              <table:table-cell office:value-type="string">
                <text:p>liberalism</text:p>
                <draw:g>
                  <svg:desc>Absolu.E1:Absolu.E1</svg:desc>
                </draw:g>
              </table:table-cell>
              <table:table-cell office:value-type="string">
                <text:p>democr-</text:p>
                <draw:g>
                  <svg:desc>Absolu.F1:Absolu.F1</svg:desc>
                </draw:g>
              </table:table-cell>
              <table:table-cell office:value-type="string">
                <text:p>cognitive</text:p>
                <draw:g>
                  <svg:desc>Absolu.G1:Absolu.G1</svg:desc>
                </draw:g>
              </table:table-cell>
              <table:table-cell office:value-type="string">
                <text:p>bias</text:p>
                <draw:g>
                  <svg:desc>Absolu.H1:Absolu.H1</svg:desc>
                </draw:g>
              </table:table-cell>
            </table:table-row>
          </table:table-header-rows>
          <table:table-rows>
            <table:table-row>
              <table:table-cell office:value-type="float" office:value="1987">
                <text:p>1987</text:p>
                <draw:g>
                  <svg:desc>Absolu.A2:Absolu.A20</svg:desc>
                </draw:g>
              </table:table-cell>
              <table:table-cell office:value-type="float" office:value="5">
                <text:p>5</text:p>
                <draw:g>
                  <svg:desc>Absolu.B2:Absolu.B20</svg:desc>
                </draw:g>
              </table:table-cell>
              <table:table-cell office:value-type="float" office:value="0">
                <text:p>0</text:p>
                <draw:g>
                  <svg:desc>Absolu.C2:Absolu.C20</svg:desc>
                </draw:g>
              </table:table-cell>
              <table:table-cell office:value-type="float" office:value="21">
                <text:p>21</text:p>
                <draw:g>
                  <svg:desc>Absolu.D2:Absolu.D20</svg:desc>
                </draw:g>
              </table:table-cell>
              <table:table-cell office:value-type="float" office:value="0">
                <text:p>0</text:p>
                <draw:g>
                  <svg:desc>Absolu.E2:Absolu.E20</svg:desc>
                </draw:g>
              </table:table-cell>
              <table:table-cell office:value-type="float" office:value="0">
                <text:p>0</text:p>
                <draw:g>
                  <svg:desc>Absolu.F2:Absolu.F20</svg:desc>
                </draw:g>
              </table:table-cell>
              <table:table-cell office:value-type="float" office:value="0">
                <text:p>0</text:p>
                <draw:g>
                  <svg:desc>Absolu.G2:Absolu.G20</svg:desc>
                </draw:g>
              </table:table-cell>
              <table:table-cell office:value-type="float" office:value="1">
                <text:p>1</text:p>
                <draw:g>
                  <svg:desc>Absolu.H2:Absolu.H20</svg:desc>
                </draw:g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">
                <text:p>20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15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07">
                <text:p>10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51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9.727cm" svg:height="21.278cm" xlink:href=".." xlink:type="simple" chart:class="chart:bar" chart:style-name="ch1">
        <chart:title svg:x="22.928cm" svg:y="0.561cm" chart:style-name="ch2">
          <text:p>Relative frequency</text:p>
        </chart:title>
        <chart:legend chart:legend-position="end" svg:x="47.411cm" svg:y="8.846cm" style:legend-expansion="high" chart:style-name="ch3"/>
        <chart:plot-area chart:style-name="ch4" table:cell-range-address="Relatif.A2:Relatif.H20 Relatif.B1:Relatif.H1" chart:data-source-has-labels="both" svg:x="2.005cm" svg:y="1.765cm" svg:width="44.412cm" svg:height="18.107cm">
          <chart:coordinate-region svg:x="3.738cm" svg:y="1.964cm" svg:width="42.679cm" svg:height="17.261cm"/>
          <chart:axis chart:dimension="x" chart:name="primary-x" chart:style-name="ch5" chartooo:axis-type="auto">
            <chartooo:date-scale/>
            <chart:title svg:x="23.81cm" svg:y="20.297cm" chart:style-name="ch6">
              <text:p>Year</text:p>
            </chart:title>
            <chart:categories table:cell-range-address="Relatif.A2:Relatif.A20"/>
          </chart:axis>
          <chart:axis chart:dimension="y" chart:name="primary-y" chart:style-name="ch7">
            <chart:title svg:x="0.451cm" svg:y="12.463cm" chart:style-name="ch8">
              <text:p>Occurrences per word</text:p>
            </chart:title>
            <chart:grid chart:style-name="ch9" chart:class="major"/>
          </chart:axis>
          <chart:series chart:style-name="ch10" chart:values-cell-range-address="Relatif.B2:Relatif.B20" chart:label-cell-address="Relatif.B1:Relatif.B1" chart:class="chart:bar">
            <chart:data-point chart:repeated="19"/>
          </chart:series>
          <chart:series chart:style-name="ch11" chart:values-cell-range-address="Relatif.C2:Relatif.C20" chart:label-cell-address="Relatif.C1:Relatif.C1" chart:class="chart:bar">
            <chart:data-point chart:repeated="19"/>
          </chart:series>
          <chart:series chart:style-name="ch12" chart:values-cell-range-address="Relatif.D2:Relatif.D20" chart:label-cell-address="Relatif.D1:Relatif.D1" chart:class="chart:bar">
            <chart:data-point chart:repeated="19"/>
          </chart:series>
          <chart:series chart:style-name="ch13" chart:values-cell-range-address="Relatif.E2:Relatif.E20" chart:label-cell-address="Relatif.E1:Relatif.E1" chart:class="chart:bar">
            <chart:data-point chart:repeated="19"/>
          </chart:series>
          <chart:series chart:style-name="ch14" chart:values-cell-range-address="Relatif.F2:Relatif.F20" chart:label-cell-address="Relatif.F1:Relatif.F1" chart:class="chart:bar">
            <chart:data-point chart:repeated="19"/>
          </chart:series>
          <chart:series chart:style-name="ch15" chart:values-cell-range-address="Relatif.G2:Relatif.G20" chart:label-cell-address="Relatif.G1:Relatif.G1" chart:class="chart:bar">
            <chart:data-point chart:repeated="19"/>
          </chart:series>
          <chart:series chart:style-name="ch16" chart:values-cell-range-address="Relatif.H2:Relatif.H20" chart:label-cell-address="Relatif.H1:Relatif.H1" chart:class="chart:ba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ernal-</text:p>
                <draw:g>
                  <svg:desc>Relatif.B1:Relatif.B1</svg:desc>
                </draw:g>
              </table:table-cell>
              <table:table-cell office:value-type="string">
                <text:p>behavioral</text:p>
                <draw:g>
                  <svg:desc>Relatif.C1:Relatif.C1</svg:desc>
                </draw:g>
              </table:table-cell>
              <table:table-cell office:value-type="string">
                <text:p>republican</text:p>
                <draw:g>
                  <svg:desc>Relatif.D1:Relatif.D1</svg:desc>
                </draw:g>
              </table:table-cell>
              <table:table-cell office:value-type="string">
                <text:p>liberalism</text:p>
                <draw:g>
                  <svg:desc>Relatif.E1:Relatif.E1</svg:desc>
                </draw:g>
              </table:table-cell>
              <table:table-cell office:value-type="string">
                <text:p>democr-</text:p>
                <draw:g>
                  <svg:desc>Relatif.F1:Relatif.F1</svg:desc>
                </draw:g>
              </table:table-cell>
              <table:table-cell office:value-type="string">
                <text:p>cognitive</text:p>
                <draw:g>
                  <svg:desc>Relatif.G1:Relatif.G1</svg:desc>
                </draw:g>
              </table:table-cell>
              <table:table-cell office:value-type="string">
                <text:p>bias</text:p>
                <draw:g>
                  <svg:desc>Relatif.H1:Relatif.H1</svg:desc>
                </draw:g>
              </table:table-cell>
            </table:table-row>
          </table:table-header-rows>
          <table:table-rows>
            <table:table-row>
              <table:table-cell office:value-type="float" office:value="1987">
                <text:p>1987</text:p>
                <draw:g>
                  <svg:desc>Relatif.A2:Relatif.A20</svg:desc>
                </draw:g>
              </table:table-cell>
              <table:table-cell office:value-type="float" office:value="0.0000125917941795691">
                <text:p>0.0000125917941795691</text:p>
                <draw:g>
                  <svg:desc>Relatif.B2:Relatif.B20</svg:desc>
                </draw:g>
              </table:table-cell>
              <table:table-cell office:value-type="float" office:value="0">
                <text:p>0</text:p>
                <draw:g>
                  <svg:desc>Relatif.C2:Relatif.C20</svg:desc>
                </draw:g>
              </table:table-cell>
              <table:table-cell office:value-type="float" office:value="0.00005288553555419">
                <text:p>0.00005288553555419</text:p>
                <draw:g>
                  <svg:desc>Relatif.D2:Relatif.D20</svg:desc>
                </draw:g>
              </table:table-cell>
              <table:table-cell office:value-type="float" office:value="0">
                <text:p>0</text:p>
                <draw:g>
                  <svg:desc>Relatif.E2:Relatif.E20</svg:desc>
                </draw:g>
              </table:table-cell>
              <table:table-cell office:value-type="float" office:value="0">
                <text:p>0</text:p>
                <draw:g>
                  <svg:desc>Relatif.F2:Relatif.F20</svg:desc>
                </draw:g>
              </table:table-cell>
              <table:table-cell office:value-type="float" office:value="0">
                <text:p>0</text:p>
                <draw:g>
                  <svg:desc>Relatif.G2:Relatif.G20</svg:desc>
                </draw:g>
              </table:table-cell>
              <table:table-cell office:value-type="float" office:value="0.00000251835883591381">
                <text:p>0.00000251835883591381</text:p>
                <draw:g>
                  <svg:desc>Relatif.H2:Relatif.H20</svg:desc>
                </draw:g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59875436173931">
                <text:p>0.00059875436173931</text:p>
              </table:table-cell>
              <table:table-cell office:value-type="float" office:value="0.0000229188272436099">
                <text:p>0.0000229188272436099</text:p>
              </table:table-cell>
              <table:table-cell office:value-type="float" office:value="0">
                <text:p>0</text:p>
              </table:table-cell>
              <table:table-cell office:value-type="float" office:value="0.00000859456021635373">
                <text:p>0.00000859456021635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756678634800407">
                <text:p>0.00000756678634800407</text:p>
              </table:table-cell>
              <table:table-cell office:value-type="float" office:value="0.0000113501795220061">
                <text:p>0.0000113501795220061</text:p>
              </table:table-cell>
              <table:table-cell office:value-type="float" office:value="0">
                <text:p>0</text:p>
              </table:table-cell>
              <table:table-cell office:value-type="float" office:value="0.0000491841112620265">
                <text:p>0.0000491841112620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0000208126940783723">
                <text:p>0.00000208126940783723</text:p>
              </table:table-cell>
              <table:table-cell office:value-type="float" office:value="0">
                <text:p>0</text:p>
              </table:table-cell>
              <table:table-cell office:value-type="float" office:value="0.0000957383927605125">
                <text:p>0.0000957383927605125</text:p>
              </table:table-cell>
              <table:table-cell office:value-type="float" office:value="0.0000104063470391861">
                <text:p>0.0000104063470391861</text:p>
              </table:table-cell>
              <table:table-cell office:value-type="float" office:value="0.00000208126940783723">
                <text:p>0.00000208126940783723</text:p>
              </table:table-cell>
              <table:table-cell office:value-type="float" office:value="0.00000832507763134891">
                <text:p>0.00000832507763134891</text:p>
              </table:table-cell>
              <table:table-cell office:value-type="float" office:value="0.0000312190411175584">
                <text:p>0.0000312190411175584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00000888978972091394">
                <text:p>0.00000888978972091394</text:p>
              </table:table-cell>
              <table:table-cell office:value-type="float" office:value="0">
                <text:p>0</text:p>
              </table:table-cell>
              <table:table-cell office:value-type="float" office:value="0.0000604505701022148">
                <text:p>0.0000604505701022148</text:p>
              </table:table-cell>
              <table:table-cell office:value-type="float" office:value="0.0000302252850511074">
                <text:p>0.0000302252850511074</text:p>
              </table:table-cell>
              <table:table-cell office:value-type="float" office:value="0">
                <text:p>0</text:p>
              </table:table-cell>
              <table:table-cell office:value-type="float" office:value="0.0000195575373860107">
                <text:p>0.0000195575373860107</text:p>
              </table:table-cell>
              <table:table-cell office:value-type="float" office:value="0.00000711183177673115">
                <text:p>0.00000711183177673115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00000552715213486251">
                <text:p>0.00000552715213486251</text:p>
              </table:table-cell>
              <table:table-cell office:value-type="float" office:value="0">
                <text:p>0</text:p>
              </table:table-cell>
              <table:table-cell office:value-type="float" office:value="0.00000184238404495417">
                <text:p>0.00000184238404495417</text:p>
              </table:table-cell>
              <table:table-cell office:value-type="float" office:value="0.00000552715213486251">
                <text:p>0.00000552715213486251</text:p>
              </table:table-cell>
              <table:table-cell office:value-type="float" office:value="0">
                <text:p>0</text:p>
              </table:table-cell>
              <table:table-cell office:value-type="float" office:value="0.00000736953617981668">
                <text:p>0.00000736953617981668</text:p>
              </table:table-cell>
              <table:table-cell office:value-type="float" office:value="0.00000368476808990834">
                <text:p>0.0000036847680899083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00000284987567417371">
                <text:p>0.00000284987567417371</text:p>
              </table:table-cell>
              <table:table-cell office:value-type="float" office:value="0">
                <text:p>0</text:p>
              </table:table-cell>
              <table:table-cell office:value-type="float" office:value="0.00000142493783708686">
                <text:p>0.00000142493783708686</text:p>
              </table:table-cell>
              <table:table-cell office:value-type="float" office:value="0.00000284987567417371">
                <text:p>0.00000284987567417371</text:p>
              </table:table-cell>
              <table:table-cell office:value-type="float" office:value="0">
                <text:p>0</text:p>
              </table:table-cell>
              <table:table-cell office:value-type="float" office:value="0.00000854962702252114">
                <text:p>0.00000854962702252114</text:p>
              </table:table-cell>
              <table:table-cell office:value-type="float" office:value="0.0000313486324159109">
                <text:p>0.0000313486324159109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0000151325307039048">
                <text:p>0.00000151325307039048</text:p>
              </table:table-cell>
              <table:table-cell office:value-type="float" office:value="0.00000453975921117144">
                <text:p>0.00000453975921117144</text:p>
              </table:table-cell>
              <table:table-cell office:value-type="float" office:value="0.00000605301228156192">
                <text:p>0.00000605301228156192</text:p>
              </table:table-cell>
              <table:table-cell office:value-type="float" office:value="0.00000151325307039048">
                <text:p>0.00000151325307039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21060245631238">
                <text:p>0.0000121060245631238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0000385498571727792">
                <text:p>0.00000385498571727792</text:p>
              </table:table-cell>
              <table:table-cell office:value-type="float" office:value="0">
                <text:p>0</text:p>
              </table:table-cell>
              <table:table-cell office:value-type="float" office:value="0.0000359798666945939">
                <text:p>0.0000359798666945939</text:p>
              </table:table-cell>
              <table:table-cell office:value-type="float" office:value="0.0000205599238254822">
                <text:p>0.0000205599238254822</text:p>
              </table:table-cell>
              <table:table-cell office:value-type="float" office:value="0.00000385498571727792">
                <text:p>0.00000385498571727792</text:p>
              </table:table-cell>
              <table:table-cell office:value-type="float" office:value="0.00000513998095637056">
                <text:p>0.00000513998095637056</text:p>
              </table:table-cell>
              <table:table-cell office:value-type="float" office:value="0.0000115649571518338">
                <text:p>0.0000115649571518338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00000288287041641622">
                <text:p>0.00000288287041641622</text:p>
              </table:table-cell>
              <table:table-cell office:value-type="float" office:value="0.00000144143520820811">
                <text:p>0.00000144143520820811</text:p>
              </table:table-cell>
              <table:table-cell office:value-type="float" office:value="0">
                <text:p>0</text:p>
              </table:table-cell>
              <table:table-cell office:value-type="float" office:value="0.00000432430562462433">
                <text:p>0.00000432430562462433</text:p>
              </table:table-cell>
              <table:table-cell office:value-type="float" office:value="0.00000144143520820811">
                <text:p>0.00000144143520820811</text:p>
              </table:table-cell>
              <table:table-cell office:value-type="float" office:value="0.00000576574083283244">
                <text:p>0.00000576574083283244</text:p>
              </table:table-cell>
              <table:table-cell office:value-type="float" office:value="0.00000864861124924865">
                <text:p>0.00000864861124924865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0000302844139100639">
                <text:p>0.0000302844139100639</text:p>
              </table:table-cell>
              <table:table-cell office:value-type="float" office:value="0.000015142206955032">
                <text:p>0.000015142206955032</text:p>
              </table:table-cell>
              <table:table-cell office:value-type="float" office:value="0">
                <text:p>0</text:p>
              </table:table-cell>
              <table:table-cell office:value-type="float" office:value="0.0000086526896885897">
                <text:p>0.0000086526896885897</text:p>
              </table:table-cell>
              <table:table-cell office:value-type="float" office:value="0.00000432634484429485">
                <text:p>0.00000432634484429485</text:p>
              </table:table-cell>
              <table:table-cell office:value-type="float" office:value="0.0000411002760208011">
                <text:p>0.0000411002760208011</text:p>
              </table:table-cell>
              <table:table-cell office:value-type="float" office:value="0.0000497529657093908">
                <text:p>0.0000497529657093908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00000848073318765318">
                <text:p>0.00000848073318765318</text:p>
              </table:table-cell>
              <table:table-cell office:value-type="float" office:value="0.000131451364408624">
                <text:p>0.000131451364408624</text:p>
              </table:table-cell>
              <table:table-cell office:value-type="float" office:value="0.00000141345553127553">
                <text:p>0.00000141345553127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282691106255106">
                <text:p>0.0000282691106255106</text:p>
              </table:table-cell>
              <table:table-cell office:value-type="float" office:value="0.0000424036659382659">
                <text:p>0.0000424036659382659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00000982543477548882">
                <text:p>0.00000982543477548882</text:p>
              </table:table-cell>
              <table:table-cell office:value-type="float" office:value="0.0000353715651917597">
                <text:p>0.0000353715651917597</text:p>
              </table:table-cell>
              <table:table-cell office:value-type="float" office:value="0.00000065502898503259">
                <text:p>0.00000065502898503259</text:p>
              </table:table-cell>
              <table:table-cell office:value-type="float" office:value="0">
                <text:p>0</text:p>
              </table:table-cell>
              <table:table-cell office:value-type="float" office:value="0.00000327514492516294">
                <text:p>0.00000327514492516294</text:p>
              </table:table-cell>
              <table:table-cell office:value-type="float" office:value="0.0000353715651917597">
                <text:p>0.0000353715651917597</text:p>
              </table:table-cell>
              <table:table-cell office:value-type="float" office:value="0.0000183408115809125">
                <text:p>0.000018340811580912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000218756870332959">
                <text:p>0.00000218756870332959</text:p>
              </table:table-cell>
              <table:table-cell office:value-type="float" office:value="0.0000185943339783015">
                <text:p>0.0000185943339783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984405916498315">
                <text:p>0.00000984405916498315</text:p>
              </table:table-cell>
              <table:table-cell office:value-type="float" office:value="0.0000109378435166479">
                <text:p>0.000010937843516647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00000316183871460717">
                <text:p>0.00000316183871460717</text:p>
              </table:table-cell>
              <table:table-cell office:value-type="float" office:value="0.0000179170860494406">
                <text:p>0.0000179170860494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442657420045004">
                <text:p>0.0000442657420045004</text:p>
              </table:table-cell>
              <table:table-cell office:value-type="float" office:value="0.0000179170860494406">
                <text:p>0.0000179170860494406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0000101432051513958">
                <text:p>0.0000101432051513958</text:p>
              </table:table-cell>
              <table:table-cell office:value-type="float" office:value="0.0000160600748230433">
                <text:p>0.0000160600748230433</text:p>
              </table:table-cell>
              <table:table-cell office:value-type="float" office:value="0.0000016905341918993">
                <text:p>0.0000016905341918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371917522217846">
                <text:p>0.0000371917522217846</text:p>
              </table:table-cell>
              <table:table-cell office:value-type="float" office:value="0.0000245127457825398">
                <text:p>0.0000245127457825398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000160271052801074">
                <text:p>0.000160271052801074</text:p>
              </table:table-cell>
              <table:table-cell office:value-type="float" office:value="0.00000898716183931254">
                <text:p>0.00000898716183931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19828824524167">
                <text:p>0.0000119828824524167</text:p>
              </table:table-cell>
              <table:table-cell office:value-type="float" office:value="0.00000748930153276045">
                <text:p>0.0000074893015327604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00000336145752798413">
                <text:p>0.00000336145752798413</text:p>
              </table:table-cell>
              <table:table-cell office:value-type="float" office:value="0.0000050421862919762">
                <text:p>0.00000504218629197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168072876399207">
                <text:p>0.0000168072876399207</text:p>
              </table:table-cell>
              <table:table-cell office:value-type="float" office:value="0.0000630273286497025">
                <text:p>0.0000630273286497025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.000053895366900636">
                <text:p>0.000053895366900636</text:p>
              </table:table-cell>
              <table:table-cell office:value-type="float" office:value="0.00000422708760004988">
                <text:p>0.00000422708760004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317031570003741">
                <text:p>0.00000317031570003741</text:p>
              </table:table-cell>
              <table:table-cell office:value-type="float" office:value="0.0000306463851003616">
                <text:p>0.0000306463851003616</text:p>
              </table:table-cell>
              <table:table-cell office:value-type="float" office:value="0.0000211354380002494">
                <text:p>0.000021135438000249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50.002cm" svg:height="21.171cm" xlink:href=".." xlink:type="simple" chart:class="chart:bar" chart:style-name="ch1">
        <chart:legend chart:legend-position="end" svg:x="47.686cm" svg:y="8.792cm" style:legend-expansion="high" chart:style-name="ch2"/>
        <chart:plot-area chart:style-name="ch3" table:cell-range-address="Relatif.J2:Relatif.Q20 Relatif.K1:Relatif.Q1" chart:data-source-has-labels="both" svg:x="1cm" svg:y="0.423cm" svg:width="45.686cm" svg:height="20.325cm">
          <chart:coordinate-region svg:x="2.733cm" svg:y="0.623cm" svg:width="43.953cm" svg:height="19.478cm"/>
          <chart:axis chart:dimension="x" chart:name="primary-x" chart:style-name="ch4" chartooo:axis-type="auto">
            <chartooo:date-scale/>
            <chart:categories table:cell-range-address="Relatif.J2:Relatif.J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latif.K2:Relatif.K20" chart:label-cell-address="Relatif.K1:Relatif.K1" chart:class="chart:bar">
            <chart:data-point chart:repeated="19"/>
          </chart:series>
          <chart:series chart:style-name="ch8" chart:values-cell-range-address="Relatif.L2:Relatif.L20" chart:label-cell-address="Relatif.L1:Relatif.L1" chart:class="chart:bar">
            <chart:data-point chart:repeated="19"/>
          </chart:series>
          <chart:series chart:style-name="ch9" chart:values-cell-range-address="Relatif.M2:Relatif.M20" chart:label-cell-address="Relatif.M1:Relatif.M1" chart:class="chart:bar">
            <chart:data-point chart:repeated="19"/>
          </chart:series>
          <chart:series chart:style-name="ch10" chart:values-cell-range-address="Relatif.N2:Relatif.N20" chart:label-cell-address="Relatif.N1:Relatif.N1" chart:class="chart:bar">
            <chart:data-point chart:repeated="19"/>
          </chart:series>
          <chart:series chart:style-name="ch11" chart:values-cell-range-address="Relatif.O2:Relatif.O20" chart:label-cell-address="Relatif.O1:Relatif.O1" chart:class="chart:bar">
            <chart:data-point chart:repeated="19"/>
          </chart:series>
          <chart:series chart:style-name="ch12" chart:values-cell-range-address="Relatif.P2:Relatif.P20" chart:label-cell-address="Relatif.P1:Relatif.P1" chart:class="chart:bar">
            <chart:data-point chart:repeated="19"/>
          </chart:series>
          <chart:series chart:style-name="ch13" chart:values-cell-range-address="Relatif.Q2:Relatif.Q20" chart:label-cell-address="Relatif.Q1:Relatif.Q1" chart:class="chart:bar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ernal-</text:p>
                <draw:g>
                  <svg:desc>Relatif.K1:Relatif.K1</svg:desc>
                </draw:g>
              </table:table-cell>
              <table:table-cell office:value-type="string">
                <text:p>behavioral</text:p>
                <draw:g>
                  <svg:desc>Relatif.L1:Relatif.L1</svg:desc>
                </draw:g>
              </table:table-cell>
              <table:table-cell office:value-type="string">
                <text:p>republican</text:p>
                <draw:g>
                  <svg:desc>Relatif.M1:Relatif.M1</svg:desc>
                </draw:g>
              </table:table-cell>
              <table:table-cell office:value-type="string">
                <text:p>liberalism</text:p>
                <draw:g>
                  <svg:desc>Relatif.N1:Relatif.N1</svg:desc>
                </draw:g>
              </table:table-cell>
              <table:table-cell office:value-type="string">
                <text:p>democr-</text:p>
                <draw:g>
                  <svg:desc>Relatif.O1:Relatif.O1</svg:desc>
                </draw:g>
              </table:table-cell>
              <table:table-cell office:value-type="string">
                <text:p>cognitive</text:p>
                <draw:g>
                  <svg:desc>Relatif.P1:Relatif.P1</svg:desc>
                </draw:g>
              </table:table-cell>
              <table:table-cell office:value-type="string">
                <text:p>bias</text:p>
                <draw:g>
                  <svg:desc>Relatif.Q1:Relatif.Q1</svg:desc>
                </draw:g>
              </table:table-cell>
            </table:table-row>
          </table:table-header-rows>
          <table:table-rows>
            <table:table-row>
              <table:table-cell office:value-type="float" office:value="1987">
                <text:p>1987</text:p>
                <draw:g>
                  <svg:desc>Relatif.J2:Relatif.J20</svg:desc>
                </draw:g>
              </table:table-cell>
              <table:table-cell office:value-type="float" office:value="0.185185185185186">
                <text:p>0.185185185185186</text:p>
                <draw:g>
                  <svg:desc>Relatif.K2:Relatif.K20</svg:desc>
                </draw:g>
              </table:table-cell>
              <table:table-cell office:value-type="float" office:value="0">
                <text:p>0</text:p>
                <draw:g>
                  <svg:desc>Relatif.L2:Relatif.L20</svg:desc>
                </draw:g>
              </table:table-cell>
              <table:table-cell office:value-type="float" office:value="0.777777777777777">
                <text:p>0.777777777777777</text:p>
                <draw:g>
                  <svg:desc>Relatif.M2:Relatif.M20</svg:desc>
                </draw:g>
              </table:table-cell>
              <table:table-cell office:value-type="float" office:value="0">
                <text:p>0</text:p>
                <draw:g>
                  <svg:desc>Relatif.N2:Relatif.N20</svg:desc>
                </draw:g>
              </table:table-cell>
              <table:table-cell office:value-type="float" office:value="0">
                <text:p>0</text:p>
                <draw:g>
                  <svg:desc>Relatif.O2:Relatif.O20</svg:desc>
                </draw:g>
              </table:table-cell>
              <table:table-cell office:value-type="float" office:value="0">
                <text:p>0</text:p>
                <draw:g>
                  <svg:desc>Relatif.P2:Relatif.P20</svg:desc>
                </draw:g>
              </table:table-cell>
              <table:table-cell office:value-type="float" office:value="0.037037037037037">
                <text:p>0.037037037037037</text:p>
                <draw:g>
                  <svg:desc>Relatif.Q2:Relatif.Q20</svg:desc>
                </draw:g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">
                <text:p>0.95</text:p>
              </table:table-cell>
              <table:table-cell office:value-type="float" office:value="0.0363636363636363">
                <text:p>0.0363636363636363</text:p>
              </table:table-cell>
              <table:table-cell office:value-type="float" office:value="0">
                <text:p>0</text:p>
              </table:table-cell>
              <table:table-cell office:value-type="float" office:value="0.0136363636363636">
                <text:p>0.01363636363636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66666666666666">
                <text:p>0.166666666666666</text:p>
              </table:table-cell>
              <table:table-cell office:value-type="float" office:value="0">
                <text:p>0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0">
                <text:p>0</text:p>
              </table:table-cell>
              <table:table-cell office:value-type="float" office:value="0.638888888888889">
                <text:p>0.638888888888889</text:p>
              </table:table-cell>
              <table:table-cell office:value-type="float" office:value="0.0694444444444442">
                <text:p>0.0694444444444442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0.0704225352112676">
                <text:p>0.0704225352112676</text:p>
              </table:table-cell>
              <table:table-cell office:value-type="float" office:value="0">
                <text:p>0</text:p>
              </table:table-cell>
              <table:table-cell office:value-type="float" office:value="0.47887323943662">
                <text:p>0.47887323943662</text:p>
              </table:table-cell>
              <table:table-cell office:value-type="float" office:value="0.23943661971831">
                <text:p>0.23943661971831</text:p>
              </table:table-cell>
              <table:table-cell office:value-type="float" office:value="0">
                <text:p>0</text:p>
              </table:table-cell>
              <table:table-cell office:value-type="float" office:value="0.154929577464789">
                <text:p>0.154929577464789</text:p>
              </table:table-cell>
              <table:table-cell office:value-type="float" office:value="0.0563380281690141">
                <text:p>0.0563380281690141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">
                <text:p>0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">
                <text:p>0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0.0606060606060605">
                <text:p>0.0606060606060605</text:p>
              </table:table-cell>
              <table:table-cell office:value-type="float" office:value="0">
                <text:p>0</text:p>
              </table:table-cell>
              <table:table-cell office:value-type="float" office:value="0.0303030303030303">
                <text:p>0.0303030303030303</text:p>
              </table:table-cell>
              <table:table-cell office:value-type="float" office:value="0.0606060606060605">
                <text:p>0.0606060606060605</text:p>
              </table:table-cell>
              <table:table-cell office:value-type="float" office:value="0">
                <text:p>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0.0588235294117648">
                <text:p>0.0588235294117648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0588235294117648">
                <text:p>0.05882352941176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0588235294117">
                <text:p>0.470588235294117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">
                <text:p>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253968253968253">
                <text:p>0.253968253968253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0634920634920635">
                <text:p>0.063492063492063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">
                <text:p>0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352941176470588">
                <text:p>0.352941176470588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0.202898550724637">
                <text:p>0.202898550724637</text:p>
              </table:table-cell>
              <table:table-cell office:value-type="float" office:value="0.101449275362319">
                <text:p>0.101449275362319</text:p>
              </table:table-cell>
              <table:table-cell office:value-type="float" office:value="0">
                <text:p>0</text:p>
              </table:table-cell>
              <table:table-cell office:value-type="float" office:value="0.0579710144927536">
                <text:p>0.0579710144927536</text:p>
              </table:table-cell>
              <table:table-cell office:value-type="float" office:value="0.0289855072463768">
                <text:p>0.0289855072463768</text:p>
              </table:table-cell>
              <table:table-cell office:value-type="float" office:value="0.27536231884058">
                <text:p>0.2753623188405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0.0400000000000001">
                <text:p>0.0400000000000001</text:p>
              </table:table-cell>
              <table:table-cell office:value-type="float" office:value="0.619999999999999">
                <text:p>0.619999999999999</text:p>
              </table:table-cell>
              <table:table-cell office:value-type="float" office:value="0.00666666666666668">
                <text:p>0.00666666666666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3333333333334">
                <text:p>0.13333333333333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0.0955414012738854">
                <text:p>0.0955414012738854</text:p>
              </table:table-cell>
              <table:table-cell office:value-type="float" office:value="0.343949044585987">
                <text:p>0.343949044585987</text:p>
              </table:table-cell>
              <table:table-cell office:value-type="float" office:value="0.00636942675159238">
                <text:p>0.00636942675159238</text:p>
              </table:table-cell>
              <table:table-cell office:value-type="float" office:value="0">
                <text:p>0</text:p>
              </table:table-cell>
              <table:table-cell office:value-type="float" office:value="0.0318471337579618">
                <text:p>0.0318471337579618</text:p>
              </table:table-cell>
              <table:table-cell office:value-type="float" office:value="0.343949044585987">
                <text:p>0.343949044585987</text:p>
              </table:table-cell>
              <table:table-cell office:value-type="float" office:value="0.178343949044586">
                <text:p>0.178343949044586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526315789473685">
                <text:p>0.0526315789473685</text:p>
              </table:table-cell>
              <table:table-cell office:value-type="float" office:value="0.447368421052632">
                <text:p>0.447368421052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6842105263158">
                <text:p>0.236842105263158</text:p>
              </table:table-cell>
              <table:table-cell office:value-type="float" office:value="0.263157894736841">
                <text:p>0.263157894736841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0.0379746835443038">
                <text:p>0.0379746835443038</text:p>
              </table:table-cell>
              <table:table-cell office:value-type="float" office:value="0.215189873417721">
                <text:p>0.215189873417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1645569620254">
                <text:p>0.531645569620254</text:p>
              </table:table-cell>
              <table:table-cell office:value-type="float" office:value="0.215189873417721">
                <text:p>0.215189873417721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0.113207547169811">
                <text:p>0.113207547169811</text:p>
              </table:table-cell>
              <table:table-cell office:value-type="float" office:value="0.179245283018868">
                <text:p>0.179245283018868</text:p>
              </table:table-cell>
              <table:table-cell office:value-type="float" office:value="0.0188679245283019">
                <text:p>0.0188679245283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5094339622642">
                <text:p>0.415094339622642</text:p>
              </table:table-cell>
              <table:table-cell office:value-type="float" office:value="0.273584905660377">
                <text:p>0.27358490566037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0.849206349206349">
                <text:p>0.849206349206349</text:p>
              </table:table-cell>
              <table:table-cell office:value-type="float" office:value="0.0476190476190475">
                <text:p>0.0476190476190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4920634920633">
                <text:p>0.0634920634920633</text:p>
              </table:table-cell>
              <table:table-cell office:value-type="float" office:value="0.0396825396825396">
                <text:p>0.039682539682539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0.038095238095238">
                <text:p>0.038095238095238</text:p>
              </table:table-cell>
              <table:table-cell office:value-type="float" office:value="0.0571428571428571">
                <text:p>0.0571428571428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0476190476191">
                <text:p>0.190476190476191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0.476635514018692">
                <text:p>0.476635514018692</text:p>
              </table:table-cell>
              <table:table-cell office:value-type="float" office:value="0.0373831775700935">
                <text:p>0.0373831775700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80373831775701">
                <text:p>0.0280373831775701</text:p>
              </table:table-cell>
              <table:table-cell office:value-type="float" office:value="0.271028037383177">
                <text:p>0.271028037383177</text:p>
              </table:table-cell>
              <table:table-cell office:value-type="float" office:value="0.186915887850467">
                <text:p>0.186915887850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